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ssoa" style:family="table">
      <style:table-properties style:width="17.013cm" fo:margin-left="0cm" fo:margin-right="-0.014cm" table:align="margins"/>
    </style:style>
    <style:style style:name="Pessoa.A" style:family="table-column">
      <style:table-column-properties style:column-width="3.399cm" style:rel-column-width="13093*"/>
    </style:style>
    <style:style style:name="Pessoa.C" style:family="table-column">
      <style:table-column-properties style:column-width="3.401cm" style:rel-column-width="13100*"/>
    </style:style>
    <style:style style:name="Pessoa.E" style:family="table-column">
      <style:table-column-properties style:column-width="3.415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651cm" style:rel-column-width="2070*"/>
    </style:style>
    <style:style style:name="Tabela2.B" style:family="table-column">
      <style:table-column-properties style:column-width="3.519cm" style:rel-column-width="1995*"/>
    </style:style>
    <style:style style:name="Tabela2.C" style:family="table-column">
      <style:table-column-properties style:column-width="3.027cm" style:rel-column-width="1716*"/>
    </style:style>
    <style:style style:name="Tabela2.D" style:family="table-column">
      <style:table-column-properties style:column-width="3.399cm" style:rel-column-width="1927*"/>
    </style:style>
    <style:style style:name="Tabela2.E" style:family="table-column">
      <style:table-column-properties style:column-width="3.403cm" style:rel-column-width="1929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44cm" style:rel-column-width="13260*"/>
    </style:style>
    <style:style style:name="Tabela3.B" style:family="table-column">
      <style:table-column-properties style:column-width="3.358cm" style:rel-column-width="12947*"/>
    </style:style>
    <style:style style:name="Tabela3.C" style:family="table-column">
      <style:table-column-properties style:column-width="3.401cm" style:rel-column-width="13111*"/>
    </style:style>
    <style:style style:name="Tabela3.D" style:family="table-column">
      <style:table-column-properties style:column-width="3.399cm" style:rel-column-width="13104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39cm" fo:margin-left="0cm" fo:margin-right="-0.041cm" table:align="margins"/>
    </style:style>
    <style:style style:name="Tabela4.A" style:family="table-column">
      <style:table-column-properties style:column-width="3.44cm" style:rel-column-width="13229*"/>
    </style:style>
    <style:style style:name="Tabela4.B" style:family="table-column">
      <style:table-column-properties style:column-width="3.358cm" style:rel-column-width="12917*"/>
    </style:style>
    <style:style style:name="Tabela4.C" style:family="table-column">
      <style:table-column-properties style:column-width="3.401cm" style:rel-column-width="13079*"/>
    </style:style>
    <style:style style:name="Tabela4.D" style:family="table-column">
      <style:table-column-properties style:column-width="2.951cm" style:rel-column-width="11349*"/>
    </style:style>
    <style:style style:name="Tabela4.E" style:family="table-column">
      <style:table-column-properties style:column-width="3.889cm" style:rel-column-width="14961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39cm" fo:margin-left="0cm" fo:margin-right="-0.041cm" table:align="margins"/>
    </style:style>
    <style:style style:name="Tabela5.A" style:family="table-column">
      <style:table-column-properties style:column-width="3.44cm" style:rel-column-width="13229*"/>
    </style:style>
    <style:style style:name="Tabela5.B" style:family="table-column">
      <style:table-column-properties style:column-width="3.358cm" style:rel-column-width="12917*"/>
    </style:style>
    <style:style style:name="Tabela5.C" style:family="table-column">
      <style:table-column-properties style:column-width="3.401cm" style:rel-column-width="13079*"/>
    </style:style>
    <style:style style:name="Tabela5.D" style:family="table-column">
      <style:table-column-properties style:column-width="2.951cm" style:rel-column-width="11349*"/>
    </style:style>
    <style:style style:name="Tabela5.E" style:family="table-column">
      <style:table-column-properties style:column-width="3.889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39cm" fo:margin-left="0cm" fo:margin-right="-0.041cm" table:align="margins"/>
    </style:style>
    <style:style style:name="Tabela6.A" style:family="table-column">
      <style:table-column-properties style:column-width="3.44cm" style:rel-column-width="13229*"/>
    </style:style>
    <style:style style:name="Tabela6.B" style:family="table-column">
      <style:table-column-properties style:column-width="3.358cm" style:rel-column-width="12917*"/>
    </style:style>
    <style:style style:name="Tabela6.C" style:family="table-column">
      <style:table-column-properties style:column-width="3.401cm" style:rel-column-width="13079*"/>
    </style:style>
    <style:style style:name="Tabela6.D" style:family="table-column">
      <style:table-column-properties style:column-width="2.951cm" style:rel-column-width="11349*"/>
    </style:style>
    <style:style style:name="Tabela6.E" style:family="table-column">
      <style:table-column-properties style:column-width="3.889cm" style:rel-column-width="14961*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9cm" fo:margin-left="0cm" fo:margin-right="-0.041cm" table:align="margins"/>
    </style:style>
    <style:style style:name="Tabela7.A" style:family="table-column">
      <style:table-column-properties style:column-width="3.44cm" style:rel-column-width="13229*"/>
    </style:style>
    <style:style style:name="Tabela7.B" style:family="table-column">
      <style:table-column-properties style:column-width="3.358cm" style:rel-column-width="12917*"/>
    </style:style>
    <style:style style:name="Tabela7.C" style:family="table-column">
      <style:table-column-properties style:column-width="3.401cm" style:rel-column-width="13079*"/>
    </style:style>
    <style:style style:name="Tabela7.D" style:family="table-column">
      <style:table-column-properties style:column-width="2.951cm" style:rel-column-width="11349*"/>
    </style:style>
    <style:style style:name="Tabela7.E" style:family="table-column">
      <style:table-column-properties style:column-width="3.889cm" style:rel-column-width="14961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621cm" fo:margin-left="0cm" fo:margin-right="-0.623cm" table:align="margins"/>
    </style:style>
    <style:style style:name="Tabela8.A" style:family="table-column">
      <style:table-column-properties style:column-width="3.438cm" style:rel-column-width="12785*"/>
    </style:style>
    <style:style style:name="Tabela8.B" style:family="table-column">
      <style:table-column-properties style:column-width="3.358cm" style:rel-column-width="12490*"/>
    </style:style>
    <style:style style:name="Tabela8.C" style:family="table-column">
      <style:table-column-properties style:column-width="2.544cm" style:rel-column-width="9459*"/>
    </style:style>
    <style:style style:name="Tabela8.D" style:family="table-column">
      <style:table-column-properties style:column-width="3.149cm" style:rel-column-width="11709*"/>
    </style:style>
    <style:style style:name="Tabela8.E" style:family="table-column">
      <style:table-column-properties style:column-width="5.133cm" style:rel-column-width="1909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039cm" fo:margin-left="0cm" fo:margin-right="-0.041cm" table:align="margins"/>
    </style:style>
    <style:style style:name="Tabela9.A" style:family="table-column">
      <style:table-column-properties style:column-width="3.438cm" style:rel-column-width="13222*"/>
    </style:style>
    <style:style style:name="Tabela9.B" style:family="table-column">
      <style:table-column-properties style:column-width="3.358cm" style:rel-column-width="12917*"/>
    </style:style>
    <style:style style:name="Tabela9.C" style:family="table-column">
      <style:table-column-properties style:column-width="2.914cm" style:rel-column-width="11207*"/>
    </style:style>
    <style:style style:name="Tabela9.D" style:family="table-column">
      <style:table-column-properties style:column-width="3.016cm" style:rel-column-width="11600*"/>
    </style:style>
    <style:style style:name="Tabela9.E" style:family="table-column">
      <style:table-column-properties style:column-width="4.313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039cm" fo:margin-left="0cm" fo:margin-right="-0.041cm" table:align="margins"/>
    </style:style>
    <style:style style:name="Tabela10.A" style:family="table-column">
      <style:table-column-properties style:column-width="3.436cm" style:rel-column-width="1948*"/>
    </style:style>
    <style:style style:name="Tabela10.B" style:family="table-column">
      <style:table-column-properties style:column-width="3.358cm" style:rel-column-width="1904*"/>
    </style:style>
    <style:style style:name="Tabela10.C" style:family="table-column">
      <style:table-column-properties style:column-width="2.545cm" style:rel-column-width="1443*"/>
    </style:style>
    <style:style style:name="Tabela10.D" style:family="table-column">
      <style:table-column-properties style:column-width="3.096cm" style:rel-column-width="1755*"/>
    </style:style>
    <style:style style:name="Tabela10.E" style:family="table-column">
      <style:table-column-properties style:column-width="4.604cm" style:rel-column-width="2610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.039cm" fo:margin-left="0cm" fo:margin-right="-0.041cm" table:align="margins"/>
    </style:style>
    <style:style style:name="Tabela11.A" style:family="table-column">
      <style:table-column-properties style:column-width="3.438cm" style:rel-column-width="13222*"/>
    </style:style>
    <style:style style:name="Tabela11.B" style:family="table-column">
      <style:table-column-properties style:column-width="3.358cm" style:rel-column-width="12917*"/>
    </style:style>
    <style:style style:name="Tabela11.C" style:family="table-column">
      <style:table-column-properties style:column-width="2.914cm" style:rel-column-width="11207*"/>
    </style:style>
    <style:style style:name="Tabela11.D" style:family="table-column">
      <style:table-column-properties style:column-width="3.016cm" style:rel-column-width="11600*"/>
    </style:style>
    <style:style style:name="Tabela11.E" style:family="table-column">
      <style:table-column-properties style:column-width="4.313cm" style:rel-column-width="16589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39cm" fo:margin-left="0cm" fo:margin-right="-0.041cm" table:align="margins"/>
    </style:style>
    <style:style style:name="Tabela12.A" style:family="table-column">
      <style:table-column-properties style:column-width="3.438cm" style:rel-column-width="13222*"/>
    </style:style>
    <style:style style:name="Tabela12.B" style:family="table-column">
      <style:table-column-properties style:column-width="3.358cm" style:rel-column-width="12917*"/>
    </style:style>
    <style:style style:name="Tabela12.C" style:family="table-column">
      <style:table-column-properties style:column-width="2.914cm" style:rel-column-width="11207*"/>
    </style:style>
    <style:style style:name="Tabela12.D" style:family="table-column">
      <style:table-column-properties style:column-width="3.016cm" style:rel-column-width="11600*"/>
    </style:style>
    <style:style style:name="Tabela12.E" style:family="table-column">
      <style:table-column-properties style:column-width="4.313cm" style:rel-column-width="16589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.039cm" fo:margin-left="0cm" fo:margin-right="-0.041cm" table:align="margins"/>
    </style:style>
    <style:style style:name="Tabela13.A" style:family="table-column">
      <style:table-column-properties style:column-width="3.438cm" style:rel-column-width="13222*"/>
    </style:style>
    <style:style style:name="Tabela13.B" style:family="table-column">
      <style:table-column-properties style:column-width="3.358cm" style:rel-column-width="12917*"/>
    </style:style>
    <style:style style:name="Tabela13.C" style:family="table-column">
      <style:table-column-properties style:column-width="2.914cm" style:rel-column-width="11207*"/>
    </style:style>
    <style:style style:name="Tabela13.D" style:family="table-column">
      <style:table-column-properties style:column-width="3.016cm" style:rel-column-width="11600*"/>
    </style:style>
    <style:style style:name="Tabela13.E" style:family="table-column">
      <style:table-column-properties style:column-width="4.313cm" style:rel-column-width="16589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.039cm" fo:margin-left="0cm" fo:margin-right="-0.041cm" table:align="margins"/>
    </style:style>
    <style:style style:name="Tabela14.A" style:family="table-column">
      <style:table-column-properties style:column-width="3.438cm" style:rel-column-width="13222*"/>
    </style:style>
    <style:style style:name="Tabela14.B" style:family="table-column">
      <style:table-column-properties style:column-width="3.358cm" style:rel-column-width="12917*"/>
    </style:style>
    <style:style style:name="Tabela14.C" style:family="table-column">
      <style:table-column-properties style:column-width="2.914cm" style:rel-column-width="11207*"/>
    </style:style>
    <style:style style:name="Tabela14.D" style:family="table-column">
      <style:table-column-properties style:column-width="3.016cm" style:rel-column-width="11600*"/>
    </style:style>
    <style:style style:name="Tabela14.E" style:family="table-column">
      <style:table-column-properties style:column-width="4.313cm" style:rel-column-width="16589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.039cm" fo:margin-left="0cm" fo:margin-right="-0.041cm" table:align="margins"/>
    </style:style>
    <style:style style:name="Tabela15.A" style:family="table-column">
      <style:table-column-properties style:column-width="3.438cm" style:rel-column-width="13222*"/>
    </style:style>
    <style:style style:name="Tabela15.B" style:family="table-column">
      <style:table-column-properties style:column-width="3.358cm" style:rel-column-width="12917*"/>
    </style:style>
    <style:style style:name="Tabela15.C" style:family="table-column">
      <style:table-column-properties style:column-width="2.914cm" style:rel-column-width="11207*"/>
    </style:style>
    <style:style style:name="Tabela15.D" style:family="table-column">
      <style:table-column-properties style:column-width="3.016cm" style:rel-column-width="11600*"/>
    </style:style>
    <style:style style:name="Tabela15.E" style:family="table-column">
      <style:table-column-properties style:column-width="4.313cm" style:rel-column-width="16589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.039cm" fo:margin-left="0cm" fo:margin-right="-0.041cm" table:align="margins"/>
    </style:style>
    <style:style style:name="Tabela16.A" style:family="table-column">
      <style:table-column-properties style:column-width="3.438cm" style:rel-column-width="13222*"/>
    </style:style>
    <style:style style:name="Tabela16.B" style:family="table-column">
      <style:table-column-properties style:column-width="3.358cm" style:rel-column-width="12917*"/>
    </style:style>
    <style:style style:name="Tabela16.C" style:family="table-column">
      <style:table-column-properties style:column-width="2.914cm" style:rel-column-width="11207*"/>
    </style:style>
    <style:style style:name="Tabela16.D" style:family="table-column">
      <style:table-column-properties style:column-width="3.016cm" style:rel-column-width="11600*"/>
    </style:style>
    <style:style style:name="Tabela16.E" style:family="table-column">
      <style:table-column-properties style:column-width="4.313cm" style:rel-column-width="16589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.039cm" fo:margin-left="0cm" fo:margin-right="-0.041cm" table:align="margins"/>
    </style:style>
    <style:style style:name="Tabela17.A" style:family="table-column">
      <style:table-column-properties style:column-width="3.438cm" style:rel-column-width="13222*"/>
    </style:style>
    <style:style style:name="Tabela17.B" style:family="table-column">
      <style:table-column-properties style:column-width="3.358cm" style:rel-column-width="12917*"/>
    </style:style>
    <style:style style:name="Tabela17.C" style:family="table-column">
      <style:table-column-properties style:column-width="2.914cm" style:rel-column-width="11207*"/>
    </style:style>
    <style:style style:name="Tabela17.D" style:family="table-column">
      <style:table-column-properties style:column-width="3.016cm" style:rel-column-width="11600*"/>
    </style:style>
    <style:style style:name="Tabela17.E" style:family="table-column">
      <style:table-column-properties style:column-width="4.313cm" style:rel-column-width="16589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.039cm" fo:margin-left="0cm" fo:margin-right="-0.041cm" table:align="margins"/>
    </style:style>
    <style:style style:name="Tabela18.A" style:family="table-column">
      <style:table-column-properties style:column-width="3.438cm" style:rel-column-width="13222*"/>
    </style:style>
    <style:style style:name="Tabela18.B" style:family="table-column">
      <style:table-column-properties style:column-width="3.358cm" style:rel-column-width="12917*"/>
    </style:style>
    <style:style style:name="Tabela18.C" style:family="table-column">
      <style:table-column-properties style:column-width="2.914cm" style:rel-column-width="11207*"/>
    </style:style>
    <style:style style:name="Tabela18.D" style:family="table-column">
      <style:table-column-properties style:column-width="3.016cm" style:rel-column-width="11600*"/>
    </style:style>
    <style:style style:name="Tabela18.E" style:family="table-column">
      <style:table-column-properties style:column-width="4.313cm" style:rel-column-width="16589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7.039cm" fo:margin-left="0cm" fo:margin-right="-0.041cm" table:align="margins"/>
    </style:style>
    <style:style style:name="Tabela19.A" style:family="table-column">
      <style:table-column-properties style:column-width="3.438cm" style:rel-column-width="13222*"/>
    </style:style>
    <style:style style:name="Tabela19.B" style:family="table-column">
      <style:table-column-properties style:column-width="3.358cm" style:rel-column-width="12917*"/>
    </style:style>
    <style:style style:name="Tabela19.C" style:family="table-column">
      <style:table-column-properties style:column-width="2.914cm" style:rel-column-width="11207*"/>
    </style:style>
    <style:style style:name="Tabela19.D" style:family="table-column">
      <style:table-column-properties style:column-width="3.016cm" style:rel-column-width="11600*"/>
    </style:style>
    <style:style style:name="Tabela19.E" style:family="table-column">
      <style:table-column-properties style:column-width="4.313cm" style:rel-column-width="16589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7.039cm" fo:margin-left="0cm" fo:margin-right="-0.041cm" table:align="margins"/>
    </style:style>
    <style:style style:name="Tabela20.A" style:family="table-column">
      <style:table-column-properties style:column-width="3.438cm" style:rel-column-width="13222*"/>
    </style:style>
    <style:style style:name="Tabela20.B" style:family="table-column">
      <style:table-column-properties style:column-width="3.358cm" style:rel-column-width="12917*"/>
    </style:style>
    <style:style style:name="Tabela20.C" style:family="table-column">
      <style:table-column-properties style:column-width="2.914cm" style:rel-column-width="11207*"/>
    </style:style>
    <style:style style:name="Tabela20.D" style:family="table-column">
      <style:table-column-properties style:column-width="3.016cm" style:rel-column-width="11600*"/>
    </style:style>
    <style:style style:name="Tabela20.E" style:family="table-column">
      <style:table-column-properties style:column-width="4.313cm" style:rel-column-width="16589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7.066cm" fo:margin-left="0cm" fo:margin-right="-0.067cm" table:align="margins"/>
    </style:style>
    <style:style style:name="Tabela21.A" style:family="table-column">
      <style:table-column-properties style:column-width="3.436cm" style:rel-column-width="1948*"/>
    </style:style>
    <style:style style:name="Tabela21.B" style:family="table-column">
      <style:table-column-properties style:column-width="3.358cm" style:rel-column-width="1904*"/>
    </style:style>
    <style:style style:name="Tabela21.C" style:family="table-column">
      <style:table-column-properties style:column-width="2.914cm" style:rel-column-width="1652*"/>
    </style:style>
    <style:style style:name="Tabela21.D" style:family="table-column">
      <style:table-column-properties style:column-width="2.753cm" style:rel-column-width="1561*"/>
    </style:style>
    <style:style style:name="Tabela21.E" style:family="table-column">
      <style:table-column-properties style:column-width="4.604cm" style:rel-column-width="2610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7.066cm" fo:margin-left="0cm" fo:margin-right="-0.067cm" table:align="margins"/>
    </style:style>
    <style:style style:name="Tabela22.A" style:family="table-column">
      <style:table-column-properties style:column-width="3.436cm" style:rel-column-width="1948*"/>
    </style:style>
    <style:style style:name="Tabela22.B" style:family="table-column">
      <style:table-column-properties style:column-width="3.358cm" style:rel-column-width="1904*"/>
    </style:style>
    <style:style style:name="Tabela22.C" style:family="table-column">
      <style:table-column-properties style:column-width="2.914cm" style:rel-column-width="1652*"/>
    </style:style>
    <style:style style:name="Tabela22.D" style:family="table-column">
      <style:table-column-properties style:column-width="2.753cm" style:rel-column-width="1561*"/>
    </style:style>
    <style:style style:name="Tabela22.E" style:family="table-column">
      <style:table-column-properties style:column-width="4.604cm" style:rel-column-width="261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7.066cm" fo:margin-left="0cm" fo:margin-right="-0.067cm" table:align="margins"/>
    </style:style>
    <style:style style:name="Tabela23.A" style:family="table-column">
      <style:table-column-properties style:column-width="3.436cm" style:rel-column-width="1948*"/>
    </style:style>
    <style:style style:name="Tabela23.B" style:family="table-column">
      <style:table-column-properties style:column-width="3.358cm" style:rel-column-width="1904*"/>
    </style:style>
    <style:style style:name="Tabela23.C" style:family="table-column">
      <style:table-column-properties style:column-width="2.914cm" style:rel-column-width="1652*"/>
    </style:style>
    <style:style style:name="Tabela23.D" style:family="table-column">
      <style:table-column-properties style:column-width="2.753cm" style:rel-column-width="1561*"/>
    </style:style>
    <style:style style:name="Tabela23.E" style:family="table-column">
      <style:table-column-properties style:column-width="4.604cm" style:rel-column-width="2610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7.066cm" fo:margin-left="0cm" fo:margin-right="-0.067cm" table:align="margins"/>
    </style:style>
    <style:style style:name="Tabela24.A" style:family="table-column">
      <style:table-column-properties style:column-width="3.436cm" style:rel-column-width="1948*"/>
    </style:style>
    <style:style style:name="Tabela24.B" style:family="table-column">
      <style:table-column-properties style:column-width="3.358cm" style:rel-column-width="1904*"/>
    </style:style>
    <style:style style:name="Tabela24.C" style:family="table-column">
      <style:table-column-properties style:column-width="2.914cm" style:rel-column-width="1652*"/>
    </style:style>
    <style:style style:name="Tabela24.D" style:family="table-column">
      <style:table-column-properties style:column-width="2.753cm" style:rel-column-width="1561*"/>
    </style:style>
    <style:style style:name="Tabela24.E" style:family="table-column">
      <style:table-column-properties style:column-width="4.604cm" style:rel-column-width="261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 style:list-style-name="L3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 style:list-style-name="L6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9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 style:list-style-name="L1">
      <style:paragraph-properties fo:text-align="center" style:justify-single-word="false"/>
    </style:style>
    <style:style style:name="P16" style:family="paragraph" style:parent-style-name="Table_20_Contents" style:list-style-name="L5">
      <style:paragraph-properties fo:text-align="center" style:justify-single-word="false"/>
    </style:style>
    <style:style style:name="P17" style:family="paragraph" style:parent-style-name="Table_20_Contents" style:list-style-name="L7">
      <style:paragraph-properties fo:text-align="center" style:justify-single-word="false"/>
    </style:style>
    <style:style style:name="P18" style:family="paragraph" style:parent-style-name="Table_20_Contents" style:list-style-name="L8">
      <style:paragraph-properties fo:text-align="center" style:justify-single-word="false"/>
    </style:style>
    <style:style style:name="P19" style:family="paragraph" style:parent-style-name="Table_20_Contents" style:list-style-name="L9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ionário de dados</text:p>
      <text:p text:style-name="P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4">ATRIBUTO</text:p>
          </table:table-cell>
          <table:table-cell table:style-name="Pessoa.A2" office:value-type="string">
            <text:p text:style-name="P4">DESCRIÇÃO</text:p>
          </table:table-cell>
          <table:table-cell table:style-name="Pessoa.A2" office:value-type="string">
            <text:p text:style-name="P4">TIPO</text:p>
          </table:table-cell>
          <table:table-cell table:style-name="Pessoa.A2" office:value-type="string">
            <text:p text:style-name="P4">DOMÍNIO</text:p>
          </table:table-cell>
          <table:table-cell table:style-name="Pessoa.E2" office:value-type="string">
            <text:p text:style-name="P4">RESTRIÇÃO</text:p>
          </table:table-cell>
        </table:table-row>
        <table:table-row>
          <table:table-cell table:style-name="Pessoa.A2" office:value-type="string">
            <text:p text:style-name="P4">cpf</text:p>
          </table:table-cell>
          <table:table-cell table:style-name="Pessoa.A2" office:value-type="string">
            <text:p text:style-name="P5">Atributo que representa o CPF da pessoa.</text:p>
          </table:table-cell>
          <table:table-cell table:style-name="Pessoa.A2" office:value-type="string">
            <text:p text:style-name="P5">String(11)</text:p>
          </table:table-cell>
          <table:table-cell table:style-name="Pessoa.A2" office:value-type="string">
            <text:p text:style-name="P5">String(11)</text:p>
          </table:table-cell>
          <table:table-cell table:style-name="Pessoa.E2" office:value-type="string">
            <text:list xml:id="list5525042144828685875" text:style-name="L1">
              <text:list-item>
                <text:p text:style-name="P9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4">email</text:p>
          </table:table-cell>
          <table:table-cell table:style-name="Pessoa.A2" office:value-type="string">
            <text:p text:style-name="P5">Atributo que representa o E-mail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5322985857325459104" text:style-name="L2">
              <text:list-item>
                <text:p text:style-name="P10">Unico</text:p>
              </text:list-item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g</text:p>
          </table:table-cell>
          <table:table-cell table:style-name="Pessoa.A2" office:value-type="string">
            <text:p text:style-name="P5">Atributo que representa o RG da pessoa.</text:p>
          </table:table-cell>
          <table:table-cell table:style-name="Pessoa.A2" office:value-type="string">
            <text:p text:style-name="P5">String(10)</text:p>
          </table:table-cell>
          <table:table-cell table:style-name="Pessoa.A2" office:value-type="string">
            <text:p text:style-name="P5">String(10)</text:p>
          </table:table-cell>
          <table:table-cell table:style-name="Pessoa.E2" office:value-type="string">
            <text:list xml:id="list37314957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dataNascimento</text:p>
          </table:table-cell>
          <table:table-cell table:style-name="Pessoa.A2" office:value-type="string">
            <text:p text:style-name="P5">Atributo que representa a data de nascimento da pessoa.</text:p>
          </table:table-cell>
          <table:table-cell table:style-name="Pessoa.A2" office:value-type="string">
            <text:p text:style-name="P5">Date</text:p>
          </table:table-cell>
          <table:table-cell table:style-name="Pessoa.A2" office:value-type="string">
            <text:p text:style-name="P5">Dd/mm/yyyy</text:p>
          </table:table-cell>
          <table:table-cell table:style-name="Pessoa.E2" office:value-type="string">
            <text:list xml:id="list37319543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nome</text:p>
          </table:table-cell>
          <table:table-cell table:style-name="Pessoa.A2" office:value-type="string">
            <text:p text:style-name="P5">Atributo que representa o nome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7331152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ua</text:p>
          </table:table-cell>
          <table:table-cell table:style-name="Pessoa.A2" office:value-type="string">
            <text:p text:style-name="P5">Atributo que representa a rua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7331644" text:continue-numbering="true" text:style-name="L2">
              <text:list-header>
                <text:p text:style-name="P10"/>
              </text:list-header>
            </text:list>
          </table:table-cell>
        </table:table-row>
        <table:table-row>
          <table:table-cell table:style-name="Pessoa.A2" office:value-type="string">
            <text:p text:style-name="P4">bairro</text:p>
          </table:table-cell>
          <table:table-cell table:style-name="Pessoa.A2" office:value-type="string">
            <text:p text:style-name="P5">Atributo que representa o bairro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7332357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cidade</text:p>
          </table:table-cell>
          <table:table-cell table:style-name="Pessoa.A2" office:value-type="string">
            <text:p text:style-name="P5">Atributo que representa a cidade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37310524" text:continue-numbering="true" text:style-name="L2">
              <text:list-item>
                <text:p text:style-name="P10">Não nulo</text:p>
              </text:list-item>
            </text:list>
          </table:table-cell>
        </table:table-row>
      </table:table>
      <text:p text:style-name="P2"/>
      <text:p text:style-name="P2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table:number-columns-spanned="5" office:value-type="string">
              <text:p text:style-name="Table_20_Heading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4">DOMÍNIO</text:p>
          </table:table-cell>
          <table:table-cell table:style-name="Tabela1.E2" office:value-type="string">
            <text:p text:style-name="P4">RESTRIÇÃO</text:p>
          </table:table-cell>
        </table:table-row>
        <table:table-row>
          <table:table-cell table:style-name="Tabela1.A2" office:value-type="string">
            <text:p text:style-name="P4">cpf</text:p>
          </table:table-cell>
          <table:table-cell table:style-name="Tabela1.A2" office:value-type="string">
            <text:p text:style-name="P5">Atributo que representa o CPF da cliente.</text:p>
          </table:table-cell>
          <table:table-cell table:style-name="Tabela1.A2" office:value-type="string">
            <text:p text:style-name="P5">String(11)</text:p>
          </table:table-cell>
          <table:table-cell table:style-name="Tabela1.A2" office:value-type="string">
            <text:p text:style-name="P5">String(11)</text:p>
          </table:table-cell>
          <table:table-cell table:style-name="Tabela1.E2" office:value-type="string">
            <text:list xml:id="list37327071" text:continue-list="list5525042144828685875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Table_20_Heading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DESCRIÇÃ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4">DOMÍNIO</text:p>
          </table:table-cell>
          <table:table-cell table:style-name="Tabela2.E2" office:value-type="string">
            <text:p text:style-name="P4">RESTRIÇÃO</text:p>
          </table:table-cell>
        </table:table-row>
        <table:table-row>
          <table:table-cell table:style-name="Tabela2.A3" office:value-type="string">
            <text:p text:style-name="P4">cpfGerente</text:p>
          </table:table-cell>
          <table:table-cell table:style-name="Tabela2.A3" office:value-type="string">
            <text:p text:style-name="P5">Atributo que representa o CPF da funcionário.</text:p>
          </table:table-cell>
          <table:table-cell table:style-name="Tabela2.A3" office:value-type="string">
            <text:p text:style-name="P5">String(11)</text:p>
          </table:table-cell>
          <table:table-cell table:style-name="Tabela2.A3" office:value-type="string">
            <text:p text:style-name="P5">String(11)</text:p>
          </table:table-cell>
          <table:table-cell table:style-name="Tabela2.E3" office:value-type="string">
            <text:list xml:id="list37306072" text:continue-numbering="true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4">salario</text:p>
          </table:table-cell>
          <table:table-cell table:style-name="Tabela2.A3" office:value-type="string">
            <text:p text:style-name="P5">Atributo que guarda o salário do funcionário.</text:p>
          </table:table-cell>
          <table:table-cell table:style-name="Tabela2.A3" office:value-type="string">
            <text:p text:style-name="P5">Real</text:p>
          </table:table-cell>
          <table:table-cell table:style-name="Tabela2.A3" office:value-type="string">
            <text:p text:style-name="P5">Numeros reais e posistivos</text:p>
          </table:table-cell>
          <table:table-cell table:style-name="Tabela2.E3" office:value-type="string">
            <text:list xml:id="list37326553" text:continue-numbering="true" text:style-name="L1">
              <text:list-item>
                <text:p text:style-name="P15">Não nulo</text:p>
              </text:list-item>
              <text:list-item>
                <text:p text:style-name="P15">Valor padrão <text:s/>"900"</text:p>
              </text:list-item>
            </text:list>
          </table:table-cell>
        </table:table-row>
        <table:table-row>
          <table:table-cell table:style-name="Tabela2.A3" office:value-type="string">
            <text:p text:style-name="P4">cargo</text:p>
          </table:table-cell>
          <table:table-cell table:style-name="Tabela2.A3" office:value-type="string">
            <text:p text:style-name="P5">Atributo que representa o cargo da funcioáro.</text:p>
          </table:table-cell>
          <table:table-cell table:style-name="Tabela2.A3" office:value-type="string">
            <text:p text:style-name="P5">String(30)</text:p>
          </table:table-cell>
          <table:table-cell table:style-name="Tabela2.A3" office:value-type="string">
            <text:p text:style-name="P5">String(30)</text:p>
          </table:table-cell>
          <table:table-cell table:style-name="Tabela2.E3" office:value-type="string">
            <text:p text:style-name="P5"/>
            <text:list xml:id="list7036370300299206945" text:style-name="L3">
              <text:list-item>
                <text:p text:style-name="P11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matricula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String(6)</text:p>
          </table:table-cell>
          <table:table-cell table:style-name="Tabela2.A3" office:value-type="string">
            <text:p text:style-name="P5">String(6)</text:p>
          </table:table-cell>
          <table:table-cell table:style-name="Tabela2.E3" office:value-type="string">
            <text:list xml:id="list37311750" text:continue-numbering="true" text:style-name="L3">
              <text:list-item>
                <text:p text:style-name="P11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4">codDepartamento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Integer</text:p>
          </table:table-cell>
          <table:table-cell table:style-name="Tabela2.A3" office:value-type="string">
            <text:p text:style-name="P5">Números inteiros posistivos</text:p>
          </table:table-cell>
          <table:table-cell table:style-name="Tabela2.E3" office:value-type="string">
            <text:list xml:id="list37311783" text:continue-numbering="true" text:style-name="L3">
              <text:list-item>
                <text:p text:style-name="P11">Chave estrangeira que referencia "CODIGO" da relação "DEPARTAMEN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Table_20_Heading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ATRIBUTO</text:p>
          </table:table-cell>
          <table:table-cell table:style-name="Tabela3.A2" office:value-type="string">
            <text:p text:style-name="P4">DESCRIÇÃO</text:p>
          </table:table-cell>
          <table:table-cell table:style-name="Tabela3.A2" office:value-type="string">
            <text:p text:style-name="P4">TIPO</text:p>
          </table:table-cell>
          <table:table-cell table:style-name="Tabela3.A2" office:value-type="string">
            <text:p text:style-name="P4">DOMÍNIO</text:p>
          </table:table-cell>
          <table:table-cell table:style-name="Tabela3.E2" office:value-type="string">
            <text:p text:style-name="P4">RESTRIÇÃO</text:p>
          </table:table-cell>
        </table:table-row>
        <table:table-row>
          <table:table-cell table:style-name="Tabela3.A3" office:value-type="string">
            <text:p text:style-name="P4">cpf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7305865" text:continue-list="list37326553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4">telefone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7315642" text:continue-numbering="true" text:style-name="L1">
              <text:list-item>
                <text:p text:style-name="P15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Table_20_Heading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4">ATRIBUTO</text:p>
          </table:table-cell>
          <table:table-cell table:style-name="Tabela4.A2" office:value-type="string">
            <text:p text:style-name="P4">DESCRIÇÃO</text:p>
          </table:table-cell>
          <table:table-cell table:style-name="Tabela4.A2" office:value-type="string">
            <text:p text:style-name="P4">TIPO</text:p>
          </table:table-cell>
          <table:table-cell table:style-name="Tabela4.A2" office:value-type="string">
            <text:p text:style-name="P4">DOMÍNIO</text:p>
          </table:table-cell>
          <table:table-cell table:style-name="Tabela4.E2" office:value-type="string">
            <text:p text:style-name="P4">RESTRIÇÃO</text:p>
          </table:table-cell>
        </table:table-row>
        <table:table-row>
          <table:table-cell table:style-name="Tabela4.A3" office:value-type="string">
            <text:p text:style-name="P4">codigo</text:p>
          </table:table-cell>
          <table:table-cell table:style-name="Tabela4.A3" office:value-type="string">
            <text:p text:style-name="P5">Atributo que represeta o código do ponto.</text:p>
          </table:table-cell>
          <table:table-cell table:style-name="Tabela4.A3" office:value-type="string">
            <text:p text:style-name="P5">Integer</text:p>
          </table:table-cell>
          <table:table-cell table:style-name="Tabela4.A3" office:value-type="string">
            <text:p text:style-name="P5">Numero inteiros positivos</text:p>
          </table:table-cell>
          <table:table-cell table:style-name="Tabela4.E3" office:value-type="string">
            <text:list xml:id="list37304878" text:continue-numbering="true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4">data</text:p>
          </table:table-cell>
          <table:table-cell table:style-name="Tabela4.A3" office:value-type="string">
            <text:p text:style-name="P5">Atributo que represeta a data do ponto</text:p>
          </table:table-cell>
          <table:table-cell table:style-name="Tabela4.A3" office:value-type="string">
            <text:p text:style-name="P5">Date</text:p>
          </table:table-cell>
          <table:table-cell table:style-name="Tabela4.A3" office:value-type="string">
            <text:p text:style-name="P5">Dd/mm/yyyy</text:p>
          </table:table-cell>
          <table:table-cell table:style-name="Tabela4.E3" office:value-type="string">
            <text:list xml:id="list37314253" text:continue-numbering="true" text:style-name="L1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Entrada</text:p>
          </table:table-cell>
          <table:table-cell table:style-name="Tabela4.A3" office:value-type="string">
            <text:p text:style-name="P5">Atributo que represeta a hora de entra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7305805" text:continue-numbering="true" text:style-name="L1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Saida</text:p>
          </table:table-cell>
          <table:table-cell table:style-name="Tabela4.A3" office:value-type="string">
            <text:p text:style-name="P5">Atributo que represeta a hora de saí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7304756" text:continue-numbering="true" text:style-name="L1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cpfFuncionario</text:p>
          </table:table-cell>
          <table:table-cell table:style-name="Tabela4.A3" office:value-type="string">
            <text:p text:style-name="P5">Atributo que represeta o CPF do funcionário.</text:p>
          </table:table-cell>
          <table:table-cell table:style-name="Tabela4.A3" office:value-type="string">
            <text:p text:style-name="P5">String(11)</text:p>
          </table:table-cell>
          <table:table-cell table:style-name="Tabela4.A3" office:value-type="string">
            <text:p text:style-name="P5">String(11)</text:p>
          </table:table-cell>
          <table:table-cell table:style-name="Tabela4.E3" office:value-type="string">
            <text:list xml:id="list3296727774784439423" text:style-name="L4">
              <text:list-item>
                <text:p text:style-name="P12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Table_20_Heading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4">ATRIBUTO</text:p>
          </table:table-cell>
          <table:table-cell table:style-name="Tabela5.A2" office:value-type="string">
            <text:p text:style-name="P4">DESCRIÇÃO</text:p>
          </table:table-cell>
          <table:table-cell table:style-name="Tabela5.A2" office:value-type="string">
            <text:p text:style-name="P4">TIPO</text:p>
          </table:table-cell>
          <table:table-cell table:style-name="Tabela5.A2" office:value-type="string">
            <text:p text:style-name="P4">DOMÍNIO</text:p>
          </table:table-cell>
          <table:table-cell table:style-name="Tabela5.E2" office:value-type="string">
            <text:p text:style-name="P4">RESTRIÇÃO</text:p>
          </table:table-cell>
        </table:table-row>
        <table:table-row>
          <table:table-cell table:style-name="Tabela5.A3" office:value-type="string">
            <text:p text:style-name="P4">quantTotal</text:p>
          </table:table-cell>
          <table:table-cell table:style-name="Tabela5.A3" office:value-type="string">
            <text:p text:style-name="P5">Atributo que represeta a quantidade total peça/acessório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p text:style-name="P5"/>
          </table:table-cell>
        </table:table-row>
        <table:table-row>
          <table:table-cell table:style-name="Tabela5.A3" office:value-type="string">
            <text:p text:style-name="P4">id</text:p>
          </table:table-cell>
          <table:table-cell table:style-name="Tabela5.A3" office:value-type="string">
            <text:p text:style-name="P5">Atributo que represeta o identificador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list xml:id="list8178041923114213410" text:style-name="L5">
              <text:list-item>
                <text:p text:style-name="P16">Chave primária</text:p>
              </text:list-item>
            </text:list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able:table-row>
            <table:table-cell table:style-name="Tabela6.A1" table:number-columns-spanned="5" office:value-type="string">
              <text:p text:style-name="Table_20_Heading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DESCRIÇÃ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4">DOMÍNIO</text:p>
          </table:table-cell>
          <table:table-cell table:style-name="Tabela6.E2" office:value-type="string">
            <text:p text:style-name="P4">RESTRIÇÃO</text:p>
          </table:table-cell>
        </table:table-row>
        <table:table-row>
          <table:table-cell table:style-name="Tabela6.A3" office:value-type="string">
            <text:p text:style-name="P4">idEstoque</text:p>
          </table:table-cell>
          <table:table-cell table:style-name="Tabela6.A3" office:value-type="string">
            <text:p text:style-name="P5">Atributo que representa o identificador do estoque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 inteiros positivos</text:p>
          </table:table-cell>
          <table:table-cell table:style-name="Tabela6.E3" office:value-type="string">
            <text:list xml:id="list7865764628189483028" text:style-name="L6">
              <text:list-item>
                <text:p text:style-name="P13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Produt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30)</text:p>
          </table:table-cell>
          <table:table-cell table:style-name="Tabela6.A3" office:value-type="string">
            <text:p text:style-name="P5">String(30)</text:p>
          </table:table-cell>
          <table:table-cell table:style-name="Tabela6.E3" office:value-type="string">
            <text:list xml:id="list2612672644913963144" text:style-name="L7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codigo</text:p>
          </table:table-cell>
          <table:table-cell table:style-name="Tabela6.A3" office:value-type="string">
            <text:p text:style-name="P5">Atributo que representa o código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garantia</text:p>
          </table:table-cell>
          <table:table-cell table:style-name="Tabela6.A3" office:value-type="string">
            <text:p text:style-name="P5">Atributo que representa a garantia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valor</text:p>
          </table:table-cell>
          <table:table-cell table:style-name="Tabela6.A3" office:value-type="string">
            <text:p text:style-name="P5">Atributo que representa o valor do produto.</text:p>
          </table:table-cell>
          <table:table-cell table:style-name="Tabela6.A3" office:value-type="string">
            <text:p text:style-name="P5">Real</text:p>
          </table:table-cell>
          <table:table-cell table:style-name="Tabela6.A3" office:value-type="string">
            <text:p text:style-name="P5">Números reais positivos</text:p>
          </table:table-cell>
          <table:table-cell table:style-name="Tabela6.E3" office:value-type="string">
            <text:list xml:id="list7964901438430481434" text:style-name="L8">
              <text:list-item>
                <text:p text:style-name="P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anoAno</text:p>
          </table:table-cell>
          <table:table-cell table:style-name="Tabela6.A3" office:value-type="string">
            <text:p text:style-name="P5">Atributo que representa <text:s/>o <text:s/>ano/ano produto.</text:p>
          </table:table-cell>
          <table:table-cell table:style-name="Tabela6.A3" office:value-type="string">
            <text:p text:style-name="P5">String(9)</text:p>
          </table:table-cell>
          <table:table-cell table:style-name="Tabela6.A3" office:value-type="string">
            <text:p text:style-name="P5">String(9)</text:p>
          </table:table-cell>
          <table:table-cell table:style-name="Tabela6.E3" office:value-type="string">
            <text:list xml:id="list37305614" text:continue-numbering="true" text:style-name="L8">
              <text:list-item>
                <text:p text:style-name="P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modeloVeiculo</text:p>
          </table:table-cell>
          <table:table-cell table:style-name="Tabela6.A3" office:value-type="string">
            <text:p text:style-name="P5">Atributo que representa o modelo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7308677" text:continue-numbering="true" text:style-name="L8">
              <text:list-item>
                <text:p text:style-name="P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Veicul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7335702" text:continue-numbering="true" text:style-name="L8">
              <text:list-item>
                <text:p text:style-name="P18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ext:soft-page-break/>
          <table:table-row>
            <table:table-cell table:style-name="Tabela7.A1" table:number-columns-spanned="5" office:value-type="string">
              <text:p text:style-name="Table_20_Heading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4">ATRIBUTO</text:p>
          </table:table-cell>
          <table:table-cell table:style-name="Tabela7.A2" office:value-type="string">
            <text:p text:style-name="P4">DESCRIÇÃO</text:p>
          </table:table-cell>
          <table:table-cell table:style-name="Tabela7.A2" office:value-type="string">
            <text:p text:style-name="P4">TIPO</text:p>
          </table:table-cell>
          <table:table-cell table:style-name="Tabela7.A2" office:value-type="string">
            <text:p text:style-name="P4">DOMÍNIO</text:p>
          </table:table-cell>
          <table:table-cell table:style-name="Tabela7.E2" office:value-type="string">
            <text:p text:style-name="P4">RESTRIÇÃO</text:p>
          </table:table-cell>
        </table:table-row>
        <table:table-row>
          <table:table-cell table:style-name="Tabela7.A3" office:value-type="string">
            <text:p text:style-name="P4">cpfFunc</text:p>
          </table:table-cell>
          <table:table-cell table:style-name="Tabela7.A3" office:value-type="string">
            <text:p text:style-name="P5">Atributo que representa o CPF do funcionário.</text:p>
          </table:table-cell>
          <table:table-cell table:style-name="Tabela7.A3" office:value-type="string">
            <text:p text:style-name="P5">String(11)</text:p>
          </table:table-cell>
          <table:table-cell table:style-name="Tabela7.A3" office:value-type="string">
            <text:p text:style-name="P5">String(11)</text:p>
          </table:table-cell>
          <table:table-cell table:style-name="Tabela7.E3" office:value-type="string">
            <text:list xml:id="list927398266364615682" text:style-name="L9">
              <text:list-item>
                <text:p text:style-name="P14">Chave estrangeira que referencia o "CPF" da relação "ESTOQUE"</text:p>
              </text:list-item>
            </text:list>
            <text:list xml:id="list37330943" text:continue-list="list7865764628189483028" text:style-name="L6">
              <text:list-item>
                <text:p text:style-name="P13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4">idEstoque</text:p>
          </table:table-cell>
          <table:table-cell table:style-name="Tabela7.A3" office:value-type="string">
            <text:p text:style-name="P5">Atributo que representa o identificador do estoque.</text:p>
          </table:table-cell>
          <table:table-cell table:style-name="Tabela7.A3" office:value-type="string">
            <text:p text:style-name="P5">Integer</text:p>
          </table:table-cell>
          <table:table-cell table:style-name="Tabela7.A3" office:value-type="string">
            <text:p text:style-name="P5">Número inteiros positivos</text:p>
          </table:table-cell>
          <table:table-cell table:style-name="Tabela7.E3" office:value-type="string">
            <text:list xml:id="list37331498" text:continue-numbering="true" text:style-name="L6">
              <text:list-item>
                <text:p text:style-name="P13">Chave primária</text:p>
              </text:list-item>
              <text:list-item>
                <text:p text:style-name="P13">Chave estrangeira que referencia o "ID" da relação "ESTOQUE"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able:table-row>
            <table:table-cell table:style-name="Tabela8.A1" table:number-columns-spanned="5" office:value-type="string">
              <text:p text:style-name="Table_20_Heading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4">ATRIBUTO</text:p>
          </table:table-cell>
          <table:table-cell table:style-name="Tabela8.A2" office:value-type="string">
            <text:p text:style-name="P4">DESCRIÇÃO</text:p>
          </table:table-cell>
          <table:table-cell table:style-name="Tabela8.A2" office:value-type="string">
            <text:p text:style-name="P4">TIPO</text:p>
          </table:table-cell>
          <table:table-cell table:style-name="Tabela8.A2" office:value-type="string">
            <text:p text:style-name="P4">DOMÍNIO</text:p>
          </table:table-cell>
          <table:table-cell table:style-name="Tabela8.E2" office:value-type="string">
            <text:p text:style-name="P4">RESTRIÇÃO</text:p>
          </table:table-cell>
        </table:table-row>
        <table:table-row>
          <table:table-cell table:style-name="Tabela8.A3" office:value-type="string">
            <text:p text:style-name="P4">cpfGerente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7331576" text:continue-numbering="true" text:style-name="L6">
              <text:list-item>
                <text:p text:style-name="P13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pfFuncionario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7329753" text:continue-numbering="true" text:style-name="L6">
              <text:list-item>
                <text:p text:style-name="P13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odPeca</text:p>
          </table:table-cell>
          <table:table-cell table:style-name="Tabela8.A3" office:value-type="string">
            <text:p text:style-name="P5">Atributo que representa o codigo da peça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7312728" text:continue-numbering="true" text:style-name="L6">
              <text:list-item>
                <text:p text:style-name="P13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data</text:p>
          </table:table-cell>
          <table:table-cell table:style-name="Tabela8.A3" office:value-type="string">
            <text:p text:style-name="P5">Atributo que representa a data.</text:p>
          </table:table-cell>
          <table:table-cell table:style-name="Tabela8.A3" office:value-type="string">
            <text:p text:style-name="P5">Date</text:p>
          </table:table-cell>
          <table:table-cell table:style-name="Tabela8.A3" office:value-type="string">
            <text:p text:style-name="P5">Dd/mm/yyyy</text:p>
          </table:table-cell>
          <table:table-cell table:style-name="Tabela8.E3" office:value-type="string">
            <text:list xml:id="list37332920" text:continue-numbering="true" text:style-name="L6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ext:soft-page-break/>
          <table:table-row>
            <table:table-cell table:style-name="Tabela9.A1" table:number-columns-spanned="5" office:value-type="string">
              <text:p text:style-name="Table_20_Heading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4">ATRIBUTO</text:p>
          </table:table-cell>
          <table:table-cell table:style-name="Tabela9.A2" office:value-type="string">
            <text:p text:style-name="P4">DESCRIÇÃO</text:p>
          </table:table-cell>
          <table:table-cell table:style-name="Tabela9.A2" office:value-type="string">
            <text:p text:style-name="P4">TIPO</text:p>
          </table:table-cell>
          <table:table-cell table:style-name="Tabela9.A2" office:value-type="string">
            <text:p text:style-name="P4">DOMÍNIO</text:p>
          </table:table-cell>
          <table:table-cell table:style-name="Tabela9.E2" office:value-type="string">
            <text:p text:style-name="P4">RESTRIÇÃO</text:p>
          </table:table-cell>
        </table:table-row>
        <table:table-row>
          <table:table-cell table:style-name="Tabela9.A3" office:value-type="string">
            <text:p text:style-name="P4">id</text:p>
          </table:table-cell>
          <table:table-cell table:style-name="Tabela9.A3" office:value-type="string">
            <text:p text:style-name="P5">Atributo que representa o identificador do pedido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37316092" text:continue-list="list927398266364615682" text:style-name="L9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4">quantidade</text:p>
          </table:table-cell>
          <table:table-cell table:style-name="Tabela9.A3" office:value-type="string">
            <text:p text:style-name="P5">Atributo que representa a quantidade de peças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37332947" text:continue-numbering="true" text:style-name="L9">
              <text:list-header>
                <text:p text:style-name="P19"/>
              </text:list-header>
            </text:list>
          </table:table-cell>
        </table:table-row>
        <table:table-row>
          <table:table-cell table:style-name="Tabela9.A3" office:value-type="string">
            <text:p text:style-name="P4">data</text:p>
          </table:table-cell>
          <table:table-cell table:style-name="Tabela9.A3" office:value-type="string">
            <text:p text:style-name="P5">Atributo que representa a data.</text:p>
          </table:table-cell>
          <table:table-cell table:style-name="Tabela9.A3" office:value-type="string">
            <text:p text:style-name="P5">Date</text:p>
          </table:table-cell>
          <table:table-cell table:style-name="Tabela9.A3" office:value-type="string">
            <text:p text:style-name="P5">Dd/mm/yyyy</text:p>
          </table:table-cell>
          <table:table-cell table:style-name="Tabela9.E3" office:value-type="string">
            <text:list xml:id="list37336313" text:continue-numbering="true" text:style-name="L9">
              <text:list-header>
                <text:p text:style-name="P19"/>
              </text:list-header>
            </text:list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table:number-columns-spanned="5" office:value-type="string">
              <text:p text:style-name="Table_20_Heading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4">ATRIBUTO</text:p>
          </table:table-cell>
          <table:table-cell table:style-name="Tabela10.A2" office:value-type="string">
            <text:p text:style-name="P4">DESCRIÇÃO</text:p>
          </table:table-cell>
          <table:table-cell table:style-name="Tabela10.A2" office:value-type="string">
            <text:p text:style-name="P4">TIPO</text:p>
          </table:table-cell>
          <table:table-cell table:style-name="Tabela10.A2" office:value-type="string">
            <text:p text:style-name="P4">DOMÍNIO</text:p>
          </table:table-cell>
          <table:table-cell table:style-name="Tabela10.E2" office:value-type="string">
            <text:p text:style-name="P4">RESTRIÇÃO</text:p>
          </table:table-cell>
        </table:table-row>
        <table:table-row>
          <table:table-cell table:style-name="Tabela10.A3" office:value-type="string">
            <text:p text:style-name="P4">idPedido</text:p>
          </table:table-cell>
          <table:table-cell table:style-name="Tabela10.A3" office:value-type="string">
            <text:p text:style-name="P5">Atributo que representa o identificador do pedido.</text:p>
          </table:table-cell>
          <table:table-cell table:style-name="Tabela10.A3" office:value-type="string">
            <text:p text:style-name="P5">Inteiro</text:p>
          </table:table-cell>
          <table:table-cell table:style-name="Tabela10.A3" office:value-type="string">
            <text:p text:style-name="P5">Números inteiros e positivos</text:p>
          </table:table-cell>
          <table:table-cell table:style-name="Tabela10.E3" office:value-type="string">
            <text:list xml:id="list37321790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4">CodPeca</text:p>
          </table:table-cell>
          <table:table-cell table:style-name="Tabela10.A3" office:value-type="string">
            <text:p text:style-name="P5">Atributo que representa o código da peça.</text:p>
          </table:table-cell>
          <table:table-cell table:style-name="Tabela10.A3" office:value-type="string">
            <text:p text:style-name="P5">Inteiro</text:p>
          </table:table-cell>
          <table:table-cell table:style-name="Tabela10.A3" office:value-type="string">
            <text:p text:style-name="P5">Números inteiros e positivos</text:p>
          </table:table-cell>
          <table:table-cell table:style-name="Tabela10.E4" office:value-type="string">
            <text:list xml:id="list37316175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Table_20_Heading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4">DESCRIÇÃO</text:p>
          </table:table-cell>
          <table:table-cell table:style-name="Tabela11.A2" office:value-type="string">
            <text:p text:style-name="P4">TIPO</text:p>
          </table:table-cell>
          <table:table-cell table:style-name="Tabela11.A2" office:value-type="string">
            <text:p text:style-name="P4">DOMÍNIO</text:p>
          </table:table-cell>
          <table:table-cell table:style-name="Tabela11.E2" office:value-type="string">
            <text:p text:style-name="P4">RESTRIÇÃO</text:p>
          </table:table-cell>
        </table:table-row>
        <table:table-row>
          <table:table-cell table:style-name="Tabela11.A3" office:value-type="string">
            <text:p text:style-name="P4">idPedido</text:p>
          </table:table-cell>
          <table:table-cell table:style-name="Tabela11.A3" office:value-type="string">
            <text:p text:style-name="P5">Atributo que representa o identificador do pedido.</text:p>
          </table:table-cell>
          <table:table-cell table:style-name="Tabela11.A3" office:value-type="string">
            <text:p text:style-name="P5">Inteiro</text:p>
          </table:table-cell>
          <table:table-cell table:style-name="Tabela11.A3" office:value-type="string">
            <text:p text:style-name="P5">Números inteiros e positivos</text:p>
          </table:table-cell>
          <table:table-cell table:style-name="Tabela11.E3" office:value-type="string">
            <text:list xml:id="list37323970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4">cpfGerente</text:p>
          </table:table-cell>
          <table:table-cell table:style-name="Tabela11.A3" office:value-type="string">
            <text:p text:style-name="P5">Atributo que representa o CPF do gerente.</text:p>
          </table:table-cell>
          <table:table-cell table:style-name="Tabela11.A3" office:value-type="string">
            <text:p text:style-name="P5">Integer</text:p>
          </table:table-cell>
          <table:table-cell table:style-name="Tabela11.A3" office:value-type="string">
            <text:p text:style-name="P5">Número inteiros positivos</text:p>
          </table:table-cell>
          <table:table-cell table:style-name="Tabela11.E3" office:value-type="string">
            <text:list xml:id="list37322485" text:continue-list="list37332920" text:style-name="L6">
              <text:list-item>
                <text:p text:style-name="P13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><text:soft-page-break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able:table-row>
            <table:table-cell table:style-name="Tabela12.A1" table:number-columns-spanned="5" office:value-type="string">
              <text:p text:style-name="Table_20_Heading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4">DESCRIÇÃO</text:p>
          </table:table-cell>
          <table:table-cell table:style-name="Tabela12.A2" office:value-type="string">
            <text:p text:style-name="P4">TIPO</text:p>
          </table:table-cell>
          <table:table-cell table:style-name="Tabela12.A2" office:value-type="string">
            <text:p text:style-name="P4">DOMÍNIO</text:p>
          </table:table-cell>
          <table:table-cell table:style-name="Tabela12.E2" office:value-type="string">
            <text:p text:style-name="P4">RESTRIÇÃO</text:p>
          </table:table-cell>
        </table:table-row>
        <table:table-row>
          <table:table-cell table:style-name="Tabela12.A3" office:value-type="string">
            <text:p text:style-name="P4">nomeDaEmpresa</text:p>
          </table:table-cell>
          <table:table-cell table:style-name="Tabela12.A3" office:value-type="string">
            <text:p text:style-name="P5">Atributo que representa o nome da empresa fornecedora.</text:p>
          </table:table-cell>
          <table:table-cell table:style-name="Tabela12.A3" office:value-type="string">
            <text:p text:style-name="P5">String(50)</text:p>
          </table:table-cell>
          <table:table-cell table:style-name="Tabela12.A3" office:value-type="string">
            <text:p text:style-name="P5">String(50)</text:p>
          </table:table-cell>
          <table:table-cell table:style-name="Tabela12.E3" office:value-type="string">
            <text:list xml:id="list37326211" text:continue-list="list37323970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  <table:table-row>
          <table:table-cell table:style-name="Tabela12.A3" office:value-type="string">
            <text:p text:style-name="P4">codigo</text:p>
          </table:table-cell>
          <table:table-cell table:style-name="Tabela12.A3" office:value-type="string">
            <text:p text:style-name="P5">Atributo que representa o código da empresa fornecedor.</text:p>
          </table:table-cell>
          <table:table-cell table:style-name="Tabela12.A3" office:value-type="string">
            <text:p text:style-name="P5">Inteiro</text:p>
          </table:table-cell>
          <table:table-cell table:style-name="Tabela12.A3" office:value-type="string">
            <text:p text:style-name="P5">Números inteiros e positivos</text:p>
          </table:table-cell>
          <table:table-cell table:style-name="Tabela12.E3" office:value-type="string">
            <text:list xml:id="list37335391" text:continue-numbering="true" text:style-name="L9">
              <text:list-item>
                <text:p text:style-name="P14">Não nulo </text:p>
              </text:list-item>
            </text:list>
          </table:table-cell>
        </table:table-row>
        <table:table-row>
          <table:table-cell table:style-name="Tabela12.A3" office:value-type="string">
            <text:p text:style-name="P4">cnpj</text:p>
          </table:table-cell>
          <table:table-cell table:style-name="Tabela12.A3" office:value-type="string">
            <text:p text:style-name="P5">Atributo que representa o CNPJ da empresa fornecedora.</text:p>
          </table:table-cell>
          <table:table-cell table:style-name="Tabela12.A3" office:value-type="string">
            <text:p text:style-name="P5">String(20)</text:p>
          </table:table-cell>
          <table:table-cell table:style-name="Tabela12.A3" office:value-type="string">
            <text:p text:style-name="P5">String(20)</text:p>
          </table:table-cell>
          <table:table-cell table:style-name="Tabela12.E3" office:value-type="string">
            <text:list xml:id="list37307006" text:continue-numbering="true" text:style-name="L9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4">endereco</text:p>
          </table:table-cell>
          <table:table-cell table:style-name="Tabela12.A3" office:value-type="string">
            <text:p text:style-name="P5">Atributo que representa o endereço da empresa fornecedora.</text:p>
          </table:table-cell>
          <table:table-cell table:style-name="Tabela12.A3" office:value-type="string">
            <text:p text:style-name="P5">String(100)</text:p>
          </table:table-cell>
          <table:table-cell table:style-name="Tabela12.A3" office:value-type="string">
            <text:p text:style-name="P5">String(100)</text:p>
          </table:table-cell>
          <table:table-cell table:style-name="Tabela12.E3" office:value-type="string">
            <text:list xml:id="list37328782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Table_20_Heading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4">DESCRIÇÃO</text:p>
          </table:table-cell>
          <table:table-cell table:style-name="Tabela13.A2" office:value-type="string">
            <text:p text:style-name="P4">TIPO</text:p>
          </table:table-cell>
          <table:table-cell table:style-name="Tabela13.A2" office:value-type="string">
            <text:p text:style-name="P4">DOMÍNIO</text:p>
          </table:table-cell>
          <table:table-cell table:style-name="Tabela13.E2" office:value-type="string">
            <text:p text:style-name="P4">RESTRIÇÃO</text:p>
          </table:table-cell>
        </table:table-row>
        <table:table-row>
          <table:table-cell table:style-name="Tabela13.A3" office:value-type="string">
            <text:p text:style-name="P4">cnpj</text:p>
          </table:table-cell>
          <table:table-cell table:style-name="Tabela13.A3" office:value-type="string">
            <text:p text:style-name="P5">Atributo que representa o CNPJ da empresa fornecedora.</text:p>
          </table:table-cell>
          <table:table-cell table:style-name="Tabela13.A3" office:value-type="string">
            <text:p text:style-name="P5">String(20)</text:p>
          </table:table-cell>
          <table:table-cell table:style-name="Tabela13.A3" office:value-type="string">
            <text:p text:style-name="P5">String(20)</text:p>
          </table:table-cell>
          <table:table-cell table:style-name="Tabela13.E3" office:value-type="string">
            <text:list xml:id="list37307351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4">idPedido</text:p>
          </table:table-cell>
          <table:table-cell table:style-name="Tabela13.A3" office:value-type="string">
            <text:p text:style-name="P5">Atributo que representa o identificador do pedido.</text:p>
          </table:table-cell>
          <table:table-cell table:style-name="Tabela13.A3" office:value-type="string">
            <text:p text:style-name="P5">Inteiro</text:p>
          </table:table-cell>
          <table:table-cell table:style-name="Tabela13.A3" office:value-type="string">
            <text:p text:style-name="P5">Números inteiros e positivos</text:p>
          </table:table-cell>
          <table:table-cell table:style-name="Tabela13.E3" office:value-type="string">
            <text:list xml:id="list37334675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Table_20_Heading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4">DESCRIÇÃO</text:p>
          </table:table-cell>
          <table:table-cell table:style-name="Tabela14.A2" office:value-type="string">
            <text:p text:style-name="P4">TIPO</text:p>
          </table:table-cell>
          <table:table-cell table:style-name="Tabela14.A2" office:value-type="string">
            <text:p text:style-name="P4">DOMÍNIO</text:p>
          </table:table-cell>
          <table:table-cell table:style-name="Tabela14.E2" office:value-type="string">
            <text:p text:style-name="P4">RESTRIÇÃO</text:p>
          </table:table-cell>
        </table:table-row>
        <table:table-row>
          <table:table-cell table:style-name="Tabela14.A3" office:value-type="string">
            <text:p text:style-name="P4">cnpj</text:p>
          </table:table-cell>
          <table:table-cell table:style-name="Tabela14.A3" office:value-type="string">
            <text:p text:style-name="P5">Atributo que representa o CNPJ da empresa fornecedora.</text:p>
          </table:table-cell>
          <table:table-cell table:style-name="Tabela14.A3" office:value-type="string">
            <text:p text:style-name="P5">String(20)</text:p>
          </table:table-cell>
          <table:table-cell table:style-name="Tabela14.A3" office:value-type="string">
            <text:p text:style-name="P5">String(20)</text:p>
          </table:table-cell>
          <table:table-cell table:style-name="Tabela14.E3" office:value-type="string">
            <text:list xml:id="list37325269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4">telefone</text:p>
          </table:table-cell>
          <table:table-cell table:style-name="Tabela14.A3" office:value-type="string">
            <text:p text:style-name="P5">Atributo que representa o telefone da empresa fornecedora.</text:p>
          </table:table-cell>
          <table:table-cell table:style-name="Tabela14.A3" office:value-type="string">
            <text:p text:style-name="P5">String(11)</text:p>
          </table:table-cell>
          <table:table-cell table:style-name="Tabela14.A3" office:value-type="string">
            <text:p text:style-name="P5">String(20)</text:p>
          </table:table-cell>
          <table:table-cell table:style-name="Tabela14.E3" office:value-type="string">
            <text:list xml:id="list37332793" text:continue-numbering="true" text:style-name="L9">
              <text:list-item>
                <text:p text:style-name="P14">Chave primária</text:p>
                <text:p text:style-name="P14"/>
              </text:list-item>
            </text:list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Table_20_Heading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4">DESCRIÇÃO</text:p>
          </table:table-cell>
          <table:table-cell table:style-name="Tabela15.A2" office:value-type="string">
            <text:p text:style-name="P4">TIPO</text:p>
          </table:table-cell>
          <table:table-cell table:style-name="Tabela15.A2" office:value-type="string">
            <text:p text:style-name="P4">DOMÍNIO</text:p>
          </table:table-cell>
          <table:table-cell table:style-name="Tabela15.E2" office:value-type="string">
            <text:p text:style-name="P4">RESTRIÇÃO</text:p>
          </table:table-cell>
        </table:table-row>
        <table:table-row>
          <table:table-cell table:style-name="Tabela15.A3" office:value-type="string">
            <text:p text:style-name="P4">id</text:p>
          </table:table-cell>
          <table:table-cell table:style-name="Tabela15.A3" office:value-type="string">
            <text:p text:style-name="P5">Atributo que representa o identificador do agendamento.</text:p>
          </table:table-cell>
          <table:table-cell table:style-name="Tabela15.A3" office:value-type="string">
            <text:p text:style-name="P5">Inteiro</text:p>
          </table:table-cell>
          <table:table-cell table:style-name="Tabela15.A3" office:value-type="string">
            <text:p text:style-name="P5">Números inteiros e positivos</text:p>
          </table:table-cell>
          <table:table-cell table:style-name="Tabela15.E3" office:value-type="string">
            <text:list xml:id="list37322108" text:continue-numbering="true" text:style-name="L9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4">hora</text:p>
          </table:table-cell>
          <table:table-cell table:style-name="Tabela15.A3" office:value-type="string">
            <text:p text:style-name="P5">Atributo que representa a hora.</text:p>
          </table:table-cell>
          <table:table-cell table:style-name="Tabela15.A3" office:value-type="string">
            <text:p text:style-name="P5">Time</text:p>
          </table:table-cell>
          <table:table-cell table:style-name="Tabela15.A3" office:value-type="string">
            <text:p text:style-name="P5">Hh:mm:ss</text:p>
          </table:table-cell>
          <table:table-cell table:style-name="Tabela15.E3" office:value-type="string">
            <text:list xml:id="list37321865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4">data</text:p>
          </table:table-cell>
          <table:table-cell table:style-name="Tabela15.A3" office:value-type="string">
            <text:p text:style-name="P5">Atributo que representa a data.</text:p>
          </table:table-cell>
          <table:table-cell table:style-name="Tabela15.A3" office:value-type="string">
            <text:p text:style-name="P5">Date</text:p>
          </table:table-cell>
          <table:table-cell table:style-name="Tabela15.A3" office:value-type="string">
            <text:p text:style-name="P5">Dd:mm:yyyy</text:p>
          </table:table-cell>
          <table:table-cell table:style-name="Tabela15.E3" office:value-type="string">
            <text:list xml:id="list37327638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Table_20_Heading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4">DESCRIÇÃO</text:p>
          </table:table-cell>
          <table:table-cell table:style-name="Tabela16.A2" office:value-type="string">
            <text:p text:style-name="P4">TIPO</text:p>
          </table:table-cell>
          <table:table-cell table:style-name="Tabela16.A2" office:value-type="string">
            <text:p text:style-name="P4">DOMÍNIO</text:p>
          </table:table-cell>
          <table:table-cell table:style-name="Tabela16.E2" office:value-type="string">
            <text:p text:style-name="P4">RESTRIÇÃO</text:p>
          </table:table-cell>
        </table:table-row>
        <table:table-row>
          <table:table-cell table:style-name="Tabela16.A3" office:value-type="string">
            <text:p text:style-name="P4">idAgenda</text:p>
          </table:table-cell>
          <table:table-cell table:style-name="Tabela16.A3" office:value-type="string">
            <text:p text:style-name="P5">Atributo que representa o identificador do agendamento.</text:p>
          </table:table-cell>
          <table:table-cell table:style-name="Tabela16.A3" office:value-type="string">
            <text:p text:style-name="P5">Inteiro</text:p>
          </table:table-cell>
          <table:table-cell table:style-name="Tabela16.A3" office:value-type="string">
            <text:p text:style-name="P5">Números inteiros e positivos</text:p>
          </table:table-cell>
          <table:table-cell table:style-name="Tabela16.E3" office:value-type="string">
            <text:list xml:id="list37325009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4">CodPeca</text:p>
          </table:table-cell>
          <table:table-cell table:style-name="Tabela16.A3" office:value-type="string">
            <text:p text:style-name="P5">Atributo que representa o código da peça.</text:p>
          </table:table-cell>
          <table:table-cell table:style-name="Tabela16.A3" office:value-type="string">
            <text:p text:style-name="P5">Inteiro</text:p>
          </table:table-cell>
          <table:table-cell table:style-name="Tabela16.A3" office:value-type="string">
            <text:p text:style-name="P5">Números inteiros e positivos</text:p>
          </table:table-cell>
          <table:table-cell table:style-name="Tabela16.E3" office:value-type="string">
            <text:list xml:id="list37314124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ODIGO" da relação "PECAACESSORIO"</text:p>
              </text:list-item>
            </text:list>
          </table:table-cell>
        </table:table-row>
      </table:table>
      <text:p text:style-name="Standard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able:table-row>
            <table:table-cell table:style-name="Tabela17.A1" table:number-columns-spanned="5" office:value-type="string">
              <text:p text:style-name="Table_20_Heading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4">DESCRIÇÃO</text:p>
          </table:table-cell>
          <table:table-cell table:style-name="Tabela17.A2" office:value-type="string">
            <text:p text:style-name="P4">TIPO</text:p>
          </table:table-cell>
          <table:table-cell table:style-name="Tabela17.A2" office:value-type="string">
            <text:p text:style-name="P4">DOMÍNIO</text:p>
          </table:table-cell>
          <table:table-cell table:style-name="Tabela17.E2" office:value-type="string">
            <text:p text:style-name="P4">RESTRIÇÃO</text:p>
          </table:table-cell>
        </table:table-row>
        <table:table-row>
          <table:table-cell table:style-name="Tabela17.A3" office:value-type="string">
            <text:p text:style-name="P4">idAgenda</text:p>
          </table:table-cell>
          <table:table-cell table:style-name="Tabela17.A3" office:value-type="string">
            <text:p text:style-name="P5">Atributo que representa o identificador do agendamento.</text:p>
          </table:table-cell>
          <table:table-cell table:style-name="Tabela17.A3" office:value-type="string">
            <text:p text:style-name="P5">Inteiro</text:p>
          </table:table-cell>
          <table:table-cell table:style-name="Tabela17.A3" office:value-type="string">
            <text:p text:style-name="P5">Números inteiros e positivos</text:p>
          </table:table-cell>
          <table:table-cell table:style-name="Tabela17.E3" office:value-type="string">
            <text:list xml:id="list37310939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4">cpfFuncionario</text:p>
          </table:table-cell>
          <table:table-cell table:style-name="Tabela17.A3" office:value-type="string">
            <text:p text:style-name="P5">Atributo que represeta o CPF do funcionário.</text:p>
          </table:table-cell>
          <table:table-cell table:style-name="Tabela17.A3" office:value-type="string">
            <text:p text:style-name="P5">String(11)</text:p>
          </table:table-cell>
          <table:table-cell table:style-name="Tabela17.A3" office:value-type="string">
            <text:p text:style-name="P5">String(11)</text:p>
          </table:table-cell>
          <table:table-cell table:style-name="Tabela17.E3" office:value-type="string">
            <text:list xml:id="list37327715" text:continue-list="list3296727774784439423" text:style-name="L4">
              <text:list-item>
                <text:p text:style-name="P12">Chave primária</text:p>
              </text:list-item>
              <text:list-item>
                <text:p text:style-name="P12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Table_20_Heading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4">DESCRIÇÃO</text:p>
          </table:table-cell>
          <table:table-cell table:style-name="Tabela18.A2" office:value-type="string">
            <text:p text:style-name="P4">TIPO</text:p>
          </table:table-cell>
          <table:table-cell table:style-name="Tabela18.A2" office:value-type="string">
            <text:p text:style-name="P4">DOMÍNIO</text:p>
          </table:table-cell>
          <table:table-cell table:style-name="Tabela18.E2" office:value-type="string">
            <text:p text:style-name="P4">RESTRIÇÃO</text:p>
          </table:table-cell>
        </table:table-row>
        <table:table-row>
          <table:table-cell table:style-name="Tabela18.A3" office:value-type="string">
            <text:p text:style-name="P4">idAgenda</text:p>
          </table:table-cell>
          <table:table-cell table:style-name="Tabela18.A3" office:value-type="string">
            <text:p text:style-name="P5">Atributo que representa o identificador do agendamento.</text:p>
          </table:table-cell>
          <table:table-cell table:style-name="Tabela18.A3" office:value-type="string">
            <text:p text:style-name="P5">Inteiro</text:p>
          </table:table-cell>
          <table:table-cell table:style-name="Tabela18.A3" office:value-type="string">
            <text:p text:style-name="P5">Números inteiros e positivos</text:p>
          </table:table-cell>
          <table:table-cell table:style-name="Tabela18.E3" office:value-type="string">
            <text:list xml:id="list37310900" text:continue-list="list37310939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4">cpfCliente</text:p>
          </table:table-cell>
          <table:table-cell table:style-name="Tabela18.A3" office:value-type="string">
            <text:p text:style-name="P5">Atributo que representa o CPF do cliete</text:p>
          </table:table-cell>
          <table:table-cell table:style-name="Tabela18.A3" office:value-type="string">
            <text:p text:style-name="P5">String(11)</text:p>
          </table:table-cell>
          <table:table-cell table:style-name="Tabela18.A3" office:value-type="string">
            <text:p text:style-name="P5">String(11)</text:p>
          </table:table-cell>
          <table:table-cell table:style-name="Tabela18.E3" office:value-type="string">
            <text:list xml:id="list37308365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4">hora</text:p>
          </table:table-cell>
          <table:table-cell table:style-name="Tabela18.A3" office:value-type="string">
            <text:p text:style-name="P5">Atributo que representa a hora.</text:p>
          </table:table-cell>
          <table:table-cell table:style-name="Tabela18.A3" office:value-type="string">
            <text:p text:style-name="P5">Time</text:p>
          </table:table-cell>
          <table:table-cell table:style-name="Tabela18.A3" office:value-type="string">
            <text:p text:style-name="P5">Hh:mm:ss</text:p>
          </table:table-cell>
          <table:table-cell table:style-name="Tabela18.E3" office:value-type="string">
            <text:list xml:id="list37315937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4">data</text:p>
          </table:table-cell>
          <table:table-cell table:style-name="Tabela18.A3" office:value-type="string">
            <text:p text:style-name="P5">Atributo que representa a data.</text:p>
          </table:table-cell>
          <table:table-cell table:style-name="Tabela18.A3" office:value-type="string">
            <text:p text:style-name="P5">Date</text:p>
          </table:table-cell>
          <table:table-cell table:style-name="Tabela18.A3" office:value-type="string">
            <text:p text:style-name="P5">Dd:mm:yyyy</text:p>
          </table:table-cell>
          <table:table-cell table:style-name="Tabela18.E3" office:value-type="string">
            <text:list xml:id="list37327953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able:table-row>
            <table:table-cell table:style-name="Tabela19.A1" table:number-columns-spanned="5" office:value-type="string">
              <text:p text:style-name="Table_20_Heading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4">ATRIBUTO</text:p>
          </table:table-cell>
          <table:table-cell table:style-name="Tabela19.A2" office:value-type="string">
            <text:p text:style-name="P4">DESCRIÇÃO</text:p>
          </table:table-cell>
          <table:table-cell table:style-name="Tabela19.A2" office:value-type="string">
            <text:p text:style-name="P4">TIPO</text:p>
          </table:table-cell>
          <table:table-cell table:style-name="Tabela19.A2" office:value-type="string">
            <text:p text:style-name="P4">DOMÍNIO</text:p>
          </table:table-cell>
          <table:table-cell table:style-name="Tabela19.E2" office:value-type="string">
            <text:p text:style-name="P4">RESTRIÇÃO</text:p>
          </table:table-cell>
        </table:table-row>
        <table:table-row>
          <table:table-cell table:style-name="Tabela19.A3" office:value-type="string">
            <text:p text:style-name="P4">id</text:p>
          </table:table-cell>
          <table:table-cell table:style-name="Tabela19.A3" office:value-type="string">
            <text:p text:style-name="P5">Atributo que representa o identificador do pagamento.</text:p>
          </table:table-cell>
          <table:table-cell table:style-name="Tabela19.A3" office:value-type="string">
            <text:p text:style-name="P5">Inteiro</text:p>
          </table:table-cell>
          <table:table-cell table:style-name="Tabela19.A3" office:value-type="string">
            <text:p text:style-name="P5">Números inteiros e positivos</text:p>
          </table:table-cell>
          <table:table-cell table:style-name="Tabela19.E3" office:value-type="string">
            <text:list xml:id="list37329661" text:continue-numbering="true" text:style-name="L9">
              <text:list-item>
                <text:p text:style-name="P14">Chave primária</text:p>
                <text:p text:style-name="P14"/>
              </text:list-item>
            </text:list>
          </table:table-cell>
        </table:table-row>
        <table:table-row>
          <table:table-cell table:style-name="Tabela19.A3" office:value-type="string">
            <text:p text:style-name="P4">hora</text:p>
          </table:table-cell>
          <table:table-cell table:style-name="Tabela19.A3" office:value-type="string">
            <text:p text:style-name="P5">Atributo que representa a hora.</text:p>
          </table:table-cell>
          <table:table-cell table:style-name="Tabela19.A3" office:value-type="string">
            <text:p text:style-name="P5">Time</text:p>
          </table:table-cell>
          <table:table-cell table:style-name="Tabela19.A3" office:value-type="string">
            <text:p text:style-name="P5">Hh:mm:ss</text:p>
          </table:table-cell>
          <table:table-cell table:style-name="Tabela19.E3" office:value-type="string">
            <text:list xml:id="list37326156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4">data</text:p>
          </table:table-cell>
          <table:table-cell table:style-name="Tabela19.A3" office:value-type="string">
            <text:p text:style-name="P5">Atributo que representa a data.</text:p>
          </table:table-cell>
          <table:table-cell table:style-name="Tabela19.A3" office:value-type="string">
            <text:p text:style-name="P5">Date</text:p>
          </table:table-cell>
          <table:table-cell table:style-name="Tabela19.A3" office:value-type="string">
            <text:p text:style-name="P5">Dd:mm:yyyy</text:p>
          </table:table-cell>
          <table:table-cell table:style-name="Tabela19.E3" office:value-type="string">
            <text:list xml:id="list37331333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Table_20_Heading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4">ATRIBUTO</text:p>
          </table:table-cell>
          <table:table-cell table:style-name="Tabela20.A2" office:value-type="string">
            <text:p text:style-name="P4">DESCRIÇÃO</text:p>
          </table:table-cell>
          <table:table-cell table:style-name="Tabela20.A2" office:value-type="string">
            <text:p text:style-name="P4">TIPO</text:p>
          </table:table-cell>
          <table:table-cell table:style-name="Tabela20.A2" office:value-type="string">
            <text:p text:style-name="P4">DOMÍNIO</text:p>
          </table:table-cell>
          <table:table-cell table:style-name="Tabela20.E2" office:value-type="string">
            <text:p text:style-name="P4">RESTRIÇÃO</text:p>
          </table:table-cell>
        </table:table-row>
        <table:table-row>
          <table:table-cell table:style-name="Tabela20.A3" office:value-type="string">
            <text:p text:style-name="P4">numero</text:p>
          </table:table-cell>
          <table:table-cell table:style-name="Tabela20.A3" office:value-type="string">
            <text:p text:style-name="P5">Atributo que representa o número do cartão.</text:p>
          </table:table-cell>
          <table:table-cell table:style-name="Tabela20.A3" office:value-type="string">
            <text:p text:style-name="P5">String(20)</text:p>
          </table:table-cell>
          <table:table-cell table:style-name="Tabela20.A3" office:value-type="string">
            <text:p text:style-name="P5">String(20)</text:p>
          </table:table-cell>
          <table:table-cell table:style-name="Tabela20.E3" office:value-type="string">
            <text:list xml:id="list37317050" text:continue-numbering="true" text:style-name="L9">
              <text:list-item>
                <text:p text:style-name="P14">Chave primária</text:p>
                <text:p text:style-name="P14"/>
              </text:list-item>
            </text:list>
          </table:table-cell>
        </table:table-row>
        <table:table-row>
          <table:table-cell table:style-name="Tabela20.A3" office:value-type="string">
            <text:p text:style-name="P4">bandeira</text:p>
          </table:table-cell>
          <table:table-cell table:style-name="Tabela20.A3" office:value-type="string">
            <text:p text:style-name="P5">Atributo que representa a bandeira do cartão.</text:p>
          </table:table-cell>
          <table:table-cell table:style-name="Tabela20.A3" office:value-type="string">
            <text:p text:style-name="P5">String(20)</text:p>
          </table:table-cell>
          <table:table-cell table:style-name="Tabela20.A3" office:value-type="string">
            <text:p text:style-name="P5">String(20)</text:p>
          </table:table-cell>
          <table:table-cell table:style-name="Tabela20.E3" office:value-type="string">
            <text:list xml:id="list37318655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4">titular</text:p>
          </table:table-cell>
          <table:table-cell table:style-name="Tabela20.A3" office:value-type="string">
            <text:p text:style-name="P5">Atributo que representa o titular do cartão.</text:p>
          </table:table-cell>
          <table:table-cell table:style-name="Tabela20.A3" office:value-type="string">
            <text:p text:style-name="P5">String(50)</text:p>
          </table:table-cell>
          <table:table-cell table:style-name="Tabela20.A3" office:value-type="string">
            <text:p text:style-name="P5">String(50)</text:p>
          </table:table-cell>
          <table:table-cell table:style-name="Tabela20.E3" office:value-type="string">
            <text:list xml:id="list37337171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Table_20_Heading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4">ATRIBUTO</text:p>
          </table:table-cell>
          <table:table-cell table:style-name="Tabela21.A2" office:value-type="string">
            <text:p text:style-name="P4">DESCRIÇÃO</text:p>
          </table:table-cell>
          <table:table-cell table:style-name="Tabela21.A2" office:value-type="string">
            <text:p text:style-name="P4">TIPO</text:p>
          </table:table-cell>
          <table:table-cell table:style-name="Tabela21.A2" office:value-type="string">
            <text:p text:style-name="P4">DOMÍNIO</text:p>
          </table:table-cell>
          <table:table-cell table:style-name="Tabela21.E2" office:value-type="string">
            <text:p text:style-name="P4">RESTRIÇÃO</text:p>
          </table:table-cell>
        </table:table-row>
        <table:table-row>
          <table:table-cell table:style-name="Tabela21.A3" office:value-type="string">
            <text:p text:style-name="P4">idPagamento</text:p>
          </table:table-cell>
          <table:table-cell table:style-name="Tabela21.A3" office:value-type="string">
            <text:p text:style-name="P5">Atributo que representa o identificador do pagamento.</text:p>
          </table:table-cell>
          <table:table-cell table:style-name="Tabela21.A3" office:value-type="string">
            <text:p text:style-name="P5">Inteiro</text:p>
          </table:table-cell>
          <table:table-cell table:style-name="Tabela21.A3" office:value-type="string">
            <text:p text:style-name="P5">Números inteiros e positivos</text:p>
          </table:table-cell>
          <table:table-cell table:style-name="Tabela21.E3" office:value-type="string">
            <text:list xml:id="list37332713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4">numParcelas</text:p>
          </table:table-cell>
          <table:table-cell table:style-name="Tabela21.A3" office:value-type="string">
            <text:p text:style-name="P5">Atributo que representa o número de parcelas.</text:p>
          </table:table-cell>
          <table:table-cell table:style-name="Tabela21.A3" office:value-type="string">
            <text:p text:style-name="P5"/>
          </table:table-cell>
          <table:table-cell table:style-name="Tabela21.A3" office:value-type="string">
            <text:p text:style-name="P5"/>
          </table:table-cell>
          <table:table-cell table:style-name="Tabela21.E3" office:value-type="string">
            <text:list xml:id="list37337530" text:continue-numbering="true" text:style-name="L9">
              <text:list-item>
                <text:p text:style-name="P14"/>
              </text:list-item>
            </text:list>
          </table:table-cell>
        </table:table-row>
        <table:table-row>
          <table:table-cell table:style-name="Tabela21.A3" office:value-type="string">
            <text:p text:style-name="P4">numCartao</text:p>
          </table:table-cell>
          <table:table-cell table:style-name="Tabela21.A3" office:value-type="string">
            <text:p text:style-name="P5">Atributo que representa o número do cartão.</text:p>
          </table:table-cell>
          <table:table-cell table:style-name="Tabela21.A3" office:value-type="string">
            <text:p text:style-name="P5">String(20)</text:p>
          </table:table-cell>
          <table:table-cell table:style-name="Tabela21.A3" office:value-type="string">
            <text:p text:style-name="P5">String(20)</text:p>
          </table:table-cell>
          <table:table-cell table:style-name="Tabela21.E3" office:value-type="string">
            <text:list xml:id="list37324304" text:continue-numbering="true" text:style-name="L9">
              <text:list-item>
                <text:p text:style-name="P14">Chave estrangeira que referencia o "NUMERO" da relação "CARTAO"</text:p>
                <text:p text:style-name="P14"/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Table_20_Heading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4">ATRIBUTO</text:p>
          </table:table-cell>
          <table:table-cell table:style-name="Tabela22.A2" office:value-type="string">
            <text:p text:style-name="P4">DESCRIÇÃO</text:p>
          </table:table-cell>
          <table:table-cell table:style-name="Tabela22.A2" office:value-type="string">
            <text:p text:style-name="P4">TIPO</text:p>
          </table:table-cell>
          <table:table-cell table:style-name="Tabela22.A2" office:value-type="string">
            <text:p text:style-name="P4">DOMÍNIO</text:p>
          </table:table-cell>
          <table:table-cell table:style-name="Tabela22.E2" office:value-type="string">
            <text:p text:style-name="P4">RESTRIÇÃO</text:p>
          </table:table-cell>
        </table:table-row>
        <table:table-row>
          <table:table-cell table:style-name="Tabela22.A3" office:value-type="string">
            <text:p text:style-name="P4">idPagamento</text:p>
          </table:table-cell>
          <table:table-cell table:style-name="Tabela22.A3" office:value-type="string">
            <text:p text:style-name="P5">Atributo que representa o identificador do pagamento.</text:p>
          </table:table-cell>
          <table:table-cell table:style-name="Tabela22.A3" office:value-type="string">
            <text:p text:style-name="P5">Inteiro</text:p>
          </table:table-cell>
          <table:table-cell table:style-name="Tabela22.A3" office:value-type="string">
            <text:p text:style-name="P5">Números inteiros e positivos</text:p>
          </table:table-cell>
          <table:table-cell table:style-name="Tabela22.E3" office:value-type="string">
            <text:list xml:id="list37319018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4">titular</text:p>
          </table:table-cell>
          <table:table-cell table:style-name="Tabela22.A3" office:value-type="string">
            <text:p text:style-name="P5">Atributo que representa o titular do cheque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37315145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4">numero</text:p>
          </table:table-cell>
          <table:table-cell table:style-name="Tabela22.A3" office:value-type="string">
            <text:p text:style-name="P5">Atributo que representa o número do cartão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37309224" text:continue-numbering="true" text:style-name="L9">
              <text:list-header>
                <text:p text:style-name="P14"/>
                <text:p text:style-name="P14"/>
              </text:list-header>
            </text:list>
          </table:table-cell>
        </table:table-row>
        <table:table-row>
          <table:table-cell table:style-name="Tabela22.A3" office:value-type="string">
            <text:p text:style-name="P4">data</text:p>
          </table:table-cell>
          <table:table-cell table:style-name="Tabela22.A3" office:value-type="string">
            <text:p text:style-name="P5">Atributo que representa a data.</text:p>
          </table:table-cell>
          <table:table-cell table:style-name="Tabela22.A3" office:value-type="string">
            <text:p text:style-name="P5">Date</text:p>
          </table:table-cell>
          <table:table-cell table:style-name="Tabela22.A3" office:value-type="string">
            <text:p text:style-name="P5">Dd:mm:yyyy</text:p>
          </table:table-cell>
          <table:table-cell table:style-name="Tabela22.E3" office:value-type="string">
            <text:list xml:id="list37331347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4">banco</text:p>
          </table:table-cell>
          <table:table-cell table:style-name="Tabela22.A3" office:value-type="string">
            <text:p text:style-name="P5">Atributo que representa o titular do cartão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37314815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Table_20_Heading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4">ATRIBUTO</text:p>
          </table:table-cell>
          <table:table-cell table:style-name="Tabela23.A2" office:value-type="string">
            <text:p text:style-name="P4">DESCRIÇÃO</text:p>
          </table:table-cell>
          <table:table-cell table:style-name="Tabela23.A2" office:value-type="string">
            <text:p text:style-name="P4">TIPO</text:p>
          </table:table-cell>
          <table:table-cell table:style-name="Tabela23.A2" office:value-type="string">
            <text:p text:style-name="P4">DOMÍNIO</text:p>
          </table:table-cell>
          <table:table-cell table:style-name="Tabela23.E2" office:value-type="string">
            <text:p text:style-name="P4">RESTRIÇÃO</text:p>
          </table:table-cell>
        </table:table-row>
        <table:table-row>
          <table:table-cell table:style-name="Tabela23.A3" office:value-type="string">
            <text:p text:style-name="P4">idPagamento</text:p>
          </table:table-cell>
          <table:table-cell table:style-name="Tabela23.A3" office:value-type="string">
            <text:p text:style-name="P5">Atributo que representa o identificador do pagamento.</text:p>
          </table:table-cell>
          <table:table-cell table:style-name="Tabela23.A3" office:value-type="string">
            <text:p text:style-name="P5">Inteiro</text:p>
          </table:table-cell>
          <table:table-cell table:style-name="Tabela23.A3" office:value-type="string">
            <text:p text:style-name="P5">Números inteiros e positivos</text:p>
          </table:table-cell>
          <table:table-cell table:style-name="Tabela23.E3" office:value-type="string">
            <text:list xml:id="list37337515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4">cpfCliente</text:p>
          </table:table-cell>
          <table:table-cell table:style-name="Tabela23.A3" office:value-type="string">
            <text:p text:style-name="P5">Atributo que representa o CPF do cliete</text:p>
          </table:table-cell>
          <table:table-cell table:style-name="Tabela23.A3" office:value-type="string">
            <text:p text:style-name="P5">String(11)</text:p>
          </table:table-cell>
          <table:table-cell table:style-name="Tabela23.A3" office:value-type="string">
            <text:p text:style-name="P5">String(11)</text:p>
          </table:table-cell>
          <table:table-cell table:style-name="Tabela23.E3" office:value-type="string">
            <text:list xml:id="list37326350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PF" da relação "CLIENTE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ext:soft-page-break/>
          <table:table-row>
            <table:table-cell table:style-name="Tabela24.A1" table:number-columns-spanned="5" office:value-type="string">
              <text:p text:style-name="Table_20_Heading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4">ATRIBUTO</text:p>
          </table:table-cell>
          <table:table-cell table:style-name="Tabela24.A2" office:value-type="string">
            <text:p text:style-name="P4">DESCRIÇÃO</text:p>
          </table:table-cell>
          <table:table-cell table:style-name="Tabela24.A2" office:value-type="string">
            <text:p text:style-name="P4">TIPO</text:p>
          </table:table-cell>
          <table:table-cell table:style-name="Tabela24.A2" office:value-type="string">
            <text:p text:style-name="P4">DOMÍNIO</text:p>
          </table:table-cell>
          <table:table-cell table:style-name="Tabela24.E2" office:value-type="string">
            <text:p text:style-name="P4">RESTRIÇÃO</text:p>
          </table:table-cell>
        </table:table-row>
        <table:table-row>
          <table:table-cell table:style-name="Tabela24.A3" office:value-type="string">
            <text:p text:style-name="P4">cnpj</text:p>
          </table:table-cell>
          <table:table-cell table:style-name="Tabela24.A3" office:value-type="string">
            <text:p text:style-name="P5">Atributo que representa o CNPJ da empresa fornecedora.</text:p>
          </table:table-cell>
          <table:table-cell table:style-name="Tabela24.A3" office:value-type="string">
            <text:p text:style-name="P5">String(20)</text:p>
          </table:table-cell>
          <table:table-cell table:style-name="Tabela24.A3" office:value-type="string">
            <text:p text:style-name="P5">String(20)</text:p>
          </table:table-cell>
          <table:table-cell table:style-name="Tabela24.E3" office:value-type="string">
            <text:list xml:id="list37309492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4">CodPeca</text:p>
          </table:table-cell>
          <table:table-cell table:style-name="Tabela24.A3" office:value-type="string">
            <text:p text:style-name="P5">Atributo que representa o código da peça.</text:p>
          </table:table-cell>
          <table:table-cell table:style-name="Tabela24.A3" office:value-type="string">
            <text:p text:style-name="P5">Inteiro</text:p>
          </table:table-cell>
          <table:table-cell table:style-name="Tabela24.A3" office:value-type="string">
            <text:p text:style-name="P5">Números inteiros e positivos</text:p>
          </table:table-cell>
          <table:table-cell table:style-name="Tabela24.E3" office:value-type="string">
            <text:list xml:id="list37330086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ODIGO" da relação "PECAACESSORIO"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7M15S</meta:editing-duration>
    <meta:editing-cycles>34</meta:editing-cycles>
    <meta:generator>OpenOffice/4.1.5$Win32 OpenOffice.org_project/415m1$Build-9789</meta:generator>
    <dc:date>2018-03-07T17:12:43.61</dc:date>
    <dc:creator>Luan lb</dc:creator>
    <meta:document-statistic meta:table-count="25" meta:image-count="0" meta:object-count="0" meta:page-count="12" meta:paragraph-count="573" meta:word-count="1765" meta:character-count="11746"/>
    <meta:user-defined meta:name="Info 1"/>
    <meta:user-defined meta:name="Info 2"/>
    <meta:user-defined meta:name="Info 3"/>
    <meta:user-defined meta:name="Info 4"/>
  </office:meta>
</office:document-meta>
</file>